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240000031821E90A32297C534E.png" manifest:media-type="image/png"/>
  <manifest:file-entry manifest:full-path="Pictures/10000201000007800000034721E1A37450C6833C.png" manifest:media-type="image/png"/>
  <manifest:file-entry manifest:full-path="Pictures/1000020100000780000003473125B71D3FB64E24.png" manifest:media-type="image/png"/>
  <manifest:file-entry manifest:full-path="Pictures/10000201000007800000034705C22E759B3228C0.png" manifest:media-type="image/png"/>
  <manifest:file-entry manifest:full-path="Pictures/10000201000006870000031879070DF7A03E5E18.png" manifest:media-type="image/png"/>
  <manifest:file-entry manifest:full-path="Pictures/1000020100000687000003182035B1806B128D79.png" manifest:media-type="image/png"/>
  <manifest:file-entry manifest:full-path="Pictures/1000020100000780000003476DC9B857FC647B0A.png" manifest:media-type="image/png"/>
  <manifest:file-entry manifest:full-path="Pictures/100002010000078000000347370E05A6029D3167.png" manifest:media-type="image/png"/>
  <manifest:file-entry manifest:full-path="Pictures/10000201000007800000034742941B6D5C5C877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8.75cm" fo:min-width="27.2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54cm, 23.143cm, 0.965cm, 8.254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74cm, 8.398cm, 0.745cm, 23.073cm)" draw:image-opacity="100%" style:mirror="none"/>
    </style:style>
    <style:style style:name="gr4" style:family="graphic" style:parent-style-name="standard">
      <style:graphic-properties draw:stroke="solid" svg:stroke-width="0.035cm" svg:stroke-color="#ff0000" draw:marker-start="Arrowheads_20_1" draw:marker-start-width="0.252cm" draw:marker-end-width="0.252cm" draw:fill-color="#ffff00" draw:textarea-horizontal-align="justify" draw:textarea-vertical-align="middle" draw:auto-grow-height="false" fo:min-height="0.55cm" fo:min-width="3.049cm" fo:padding-top="0.142cm" fo:padding-bottom="0.142cm" fo:padding-left="0.267cm" fo:padding-right="0.267cm" fo:wrap-option="no-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ff0000" draw:marker-start="Arrowheads_20_1" draw:marker-start-width="0.252cm" draw:marker-end-width="0.252cm" draw:fill-color="#ffff00" draw:textarea-horizontal-align="justify" draw:textarea-vertical-align="middle" draw:auto-grow-height="false" fo:min-height="0.516cm" fo:min-width="3.015cm" fo:padding-top="0.142cm" fo:padding-bottom="0.142cm" fo:padding-left="0.267cm" fo:padding-right="0.267cm" fo:wrap-option="no-wrap"/>
      <style:paragraph-properties style:writing-mode="lr-tb"/>
    </style:style>
    <style:style style:name="gr6" style:family="graphic" style:parent-style-name="standard">
      <style:graphic-properties draw:stroke="solid" svg:stroke-width="0.035cm" svg:stroke-color="#ff0000" draw:marker-start="Arrowheads_20_1" draw:marker-start-width="0.252cm" draw:marker-end-width="0.252cm" draw:fill-color="#ffff00" draw:textarea-horizontal-align="justify" draw:textarea-vertical-align="middle" draw:auto-grow-height="false" fo:min-height="1.116cm" fo:min-width="3.015cm" fo:padding-top="0.142cm" fo:padding-bottom="0.142cm" fo:padding-left="0.267cm" fo:padding-right="0.267cm" fo:wrap-option="no-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ff0000" draw:marker-start="Arrowheads_20_1" draw:marker-start-width="0.252cm" draw:marker-end-width="0.252cm" draw:fill-color="#ffff00" draw:textarea-horizontal-align="justify" draw:textarea-vertical-align="middle" draw:auto-grow-height="false" fo:min-height="1.816cm" fo:min-width="3.015cm" fo:padding-top="0.142cm" fo:padding-bottom="0.142cm" fo:padding-left="0.267cm" fo:padding-right="0.267cm" fo:wrap-option="no-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ff0000" draw:marker-start="Arrowheads_20_1" draw:marker-start-width="0.252cm" draw:marker-end-width="0.252cm" draw:fill-color="#ffff00" draw:textarea-horizontal-align="justify" draw:textarea-vertical-align="middle" draw:auto-grow-height="false" fo:min-height="1.166cm" fo:min-width="3.015cm" fo:padding-top="0.142cm" fo:padding-bottom="0.142cm" fo:padding-left="0.267cm" fo:padding-right="0.267cm" fo:wrap-option="no-wrap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1cm, 9.585cm, 0cm, 10.442cm)" draw:image-opacity="100%" style:mirror="none"/>
    </style:style>
    <style:style style:name="gr10" style:family="graphic" style:parent-style-name="standard">
      <style:graphic-properties draw:stroke="solid" svg:stroke-width="0.035cm" svg:stroke-color="#ff0000" draw:marker-start="Arrowheads_20_1" draw:marker-start-width="0.252cm" draw:marker-end-width="0.252cm" draw:fill-color="#ffff00" draw:textarea-horizontal-align="justify" draw:textarea-vertical-align="middle" draw:auto-grow-height="false" fo:min-height="1.316cm" fo:min-width="3.266cm" fo:padding-top="0.142cm" fo:padding-bottom="0.142cm" fo:padding-left="0.267cm" fo:padding-right="0.267cm" fo:wrap-option="no-wrap"/>
      <style:paragraph-properties style:writing-mode="lr-tb"/>
    </style:style>
    <style:style style:name="gr11" style:family="graphic" style:parent-style-name="standard">
      <style:graphic-properties draw:stroke="solid" svg:stroke-width="0.035cm" svg:stroke-color="#ff0000" draw:marker-start="Arrowheads_20_1" draw:marker-start-width="0.252cm" draw:marker-end-width="0.252cm" draw:fill-color="#ffff00" draw:textarea-horizontal-align="justify" draw:textarea-vertical-align="middle" draw:auto-grow-height="false" fo:min-height="0.516cm" fo:min-width="3.266cm" fo:padding-top="0.142cm" fo:padding-bottom="0.142cm" fo:padding-left="0.267cm" fo:padding-right="0.267cm" fo:wrap-option="no-wrap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4cm, 16.334cm, 1.492cm, 16.384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4cm, 16.481cm, 1.418cm, 16.457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56cm, 16.334cm, 4.939cm, 16.384cm)" draw:image-opacity="100%" style:mirror="none"/>
    </style:style>
    <style:style style:name="gr15" style:family="graphic" style:parent-style-name="Arrow_20_Line">
      <style:graphic-properties draw:textarea-vertical-align="middl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037cm, 1.211cm, 1.992cm, 6.182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247cm, 1.112cm, 4.716cm, 14.981cm)" draw:image-opacity="100%" style:mirror="none"/>
    </style:style>
    <style:style style:name="gr18" style:family="graphic" style:parent-style-name="standard">
      <style:graphic-properties draw:stroke="solid" svg:stroke-width="0.035cm" svg:stroke-color="#ff0000" draw:marker-start="Arrowheads_20_1" draw:marker-start-width="0.252cm" draw:marker-end-width="0.252cm" draw:fill-color="#ffff00" draw:textarea-horizontal-align="justify" draw:textarea-vertical-align="middle" draw:auto-grow-height="false" fo:min-height="2.216cm" fo:min-width="3.266cm" fo:padding-top="0.142cm" fo:padding-bottom="0.142cm" fo:padding-left="0.267cm" fo:padding-right="0.267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35cm" svg:stroke-color="#ff0000" draw:marker-start="Arrowheads_20_1" draw:marker-start-width="0.252cm" draw:marker-end-width="0.252cm" draw:fill-color="#ffff00" draw:textarea-horizontal-align="justify" draw:textarea-vertical-align="middle" draw:auto-grow-height="false" fo:min-height="1.066cm" fo:min-width="3.266cm" fo:padding-top="0.142cm" fo:padding-bottom="0.142cm" fo:padding-left="0.267cm" fo:padding-right="0.267cm" fo:wrap-option="no-wrap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97cm, 0cm, 3.982cm, 9.427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style:font-name="Lato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-color="#ffff00"/>
      <style:paragraph-properties fo:text-align="center" style:writing-mode="lr-tb"/>
      <style:text-properties style:font-name="Lato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</style:style>
    <style:style style:name="T1" style:family="text">
      <style:text-properties style:font-name="Lato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62cm" svg:height="14.1cm" svg:x="1.15cm" svg:y="2.8cm">
          <draw:image xlink:href="Pictures/10000201000007800000034742941B6D5C5C877F.png" xlink:type="simple" xlink:show="embed" xlink:actuate="onLoad" draw:mime-type="image/png">
            <text:p/>
          </draw:image>
        </draw:frame>
        <draw:frame draw:style-name="gr3" draw:text-style-name="P2" draw:layer="layout" svg:width="8.522cm" svg:height="15cm" svg:x="19.95cm" svg:y="2.8cm">
          <draw:image xlink:href="Pictures/100002010000078000000347370E05A6029D3167.png" xlink:type="simple" xlink:show="embed" xlink:actuate="onLoad" draw:mime-type="image/png">
            <text:p/>
          </draw:image>
        </draw:frame>
        <draw:custom-shape draw:style-name="gr4" draw:text-style-name="P4" draw:layer="layout" svg:width="3.549cm" svg:height="0.8cm" svg:x="11.8cm" svg:y="3.05cm">
          <text:p text:style-name="P3"><text:span text:style-name="T1">Front Panel</text:span></text:p>
          <draw:enhanced-geometry svg:viewBox="0 0 21600 21600" draw:mirror-horizontal="false" draw:type="line-callout-2" draw:modifiers="-54304.2253521127 120161.797752809 -5384.78873239437 14939.3258426966 -1521.12676056338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4" draw:layer="layout" svg:width="3.549cm" svg:height="0.8cm" svg:x="11.8cm" svg:y="4.35cm">
          <text:p text:style-name="P3"><text:span text:style-name="T1">Flow Meter</text:span></text:p>
          <draw:enhanced-geometry svg:viewBox="0 0 21600 21600" draw:mirror-horizontal="false" draw:type="line-callout-2" draw:modifiers="-20961.1267605634 30337.0786516854 -5384.78873239437 14939.3258426966 -1521.12676056338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4" draw:layer="layout" svg:width="3.549cm" svg:height="0.8cm" svg:x="11.8cm" svg:y="5.65cm">
          <text:p text:style-name="P3"><text:span text:style-name="T1">Humidifier</text:span></text:p>
          <draw:enhanced-geometry svg:viewBox="0 0 21600 21600" draw:mirror-horizontal="false" draw:type="line-callout-2" draw:modifiers="-21648.676056338 52368.5393258427 -5384.78873239437 14939.3258426966 -1521.12676056338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4" draw:layer="layout" svg:width="3.549cm" svg:height="1.4cm" svg:x="11.8cm" svg:y="6.95cm">
          <text:p text:style-name="P3"><text:span text:style-name="T1">Ventilation</text:span></text:p>
          <text:p text:style-name="P3"><text:span text:style-name="T1">Slots</text:span></text:p>
          <draw:enhanced-geometry svg:viewBox="0 0 21600 21600" draw:mirror-horizontal="false" draw:type="line-callout-2" draw:modifiers="-22853.4084507042 42968.7366167024 -5165.74647887324 8618.41541755889 -1521.12676056338 8541.327623126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4" draw:layer="layout" svg:width="3.549cm" svg:height="0.8cm" svg:x="11.8cm" svg:y="8.85cm">
          <text:p text:style-name="P3"><text:span text:style-name="T1">Caster Wheels</text:span></text:p>
          <draw:enhanced-geometry svg:viewBox="0 0 21600 21600" draw:mirror-horizontal="false" draw:type="line-callout-2" draw:modifiers="-13921.3521126761 134049.438202247 -5384.78873239437 14939.3258426966 -1521.12676056338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" draw:text-style-name="P4" draw:layer="layout" svg:width="3.549cm" svg:height="2.1cm" svg:x="11.795cm" svg:y="11.7cm">
          <text:p text:style-name="P3"><text:span text:style-name="T1">Compressor</text:span></text:p>
          <text:p text:style-name="P3"><text:span text:style-name="T1">Air Intake</text:span></text:p>
          <text:p text:style-name="P3"><text:span text:style-name="T1">Vents</text:span></text:p>
          <draw:enhanced-geometry svg:viewBox="0 0 21600 21600" draw:mirror-horizontal="true" draw:type="line-callout-2" draw:modifiers="-37285.8591549296 9119.08614945264 -8615.66197183099 6014.27891480248 -1521.12676056338 5695.573536411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4" draw:layer="layout" svg:width="3.549cm" svg:height="0.8cm" svg:x="11.795cm" svg:y="14.25cm">
          <text:p text:style-name="P3"><text:span text:style-name="T1">Electrical Inlet</text:span></text:p>
          <draw:enhanced-geometry svg:viewBox="0 0 21600 21600" draw:mirror-horizontal="true" draw:type="line-callout-2" draw:modifiers="-38314.1408450704 31280.8988764045 -5384.78873239437 14939.3258426966 -1521.12676056338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4" draw:layer="layout" svg:width="3.549cm" svg:height="1.45cm" svg:x="11.746cm" svg:y="15.4cm">
          <text:p text:style-name="P3"><text:span text:style-name="T1">Moisture Drain</text:span></text:p>
          <text:p text:style-name="P3"><text:span text:style-name="T1">Outlet</text:span></text:p>
          <draw:enhanced-geometry svg:viewBox="0 0 21600 21600" draw:mirror-horizontal="true" draw:type="line-callout-2" draw:modifiers="-48919.4366197183 15273.3287388008 -6845.07042253521 8648.93177119228 -1521.12676056338 8247.0020675396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4" draw:layer="layout" svg:width="3.549cm" svg:height="0.8cm" svg:x="11.845cm" svg:y="10.5cm">
          <text:p text:style-name="P3"><text:span text:style-name="T1">Tilt Handle</text:span></text:p>
          <draw:enhanced-geometry svg:viewBox="0 0 21600 21600" draw:mirror-horizontal="true" draw:type="line-callout-2" draw:modifiers="-43333.8591549296 -91361.797752809 -5384.78873239437 14939.3258426966 -1521.12676056338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20.578cm" svg:height="16.868cm" svg:x="7.65cm" svg:y="1.998cm">
          <draw:image xlink:href="Pictures/10000201000007800000034705C22E759B3228C0.png" xlink:type="simple" xlink:show="embed" xlink:actuate="onLoad" draw:mime-type="image/png">
            <text:p/>
          </draw:image>
        </draw:frame>
        <draw:custom-shape draw:style-name="gr10" draw:text-style-name="P4" draw:layer="layout" svg:width="3.8cm" svg:height="1.6cm" svg:x="2.2cm" svg:y="7.15cm">
          <text:p text:style-name="P3"><text:span text:style-name="T1">Emergency</text:span></text:p>
          <text:p text:style-name="P3"><text:span text:style-name="T1">Switch</text:span></text:p>
          <draw:enhanced-geometry svg:viewBox="0 0 21600 21600" draw:mirror-horizontal="true" draw:type="line-callout-2" draw:modifiers="-81870.8760852407 51429.8563397876 -7087.7977065569 7892.56714553404 22.7308602999211 7474.32854465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4" draw:layer="layout" svg:width="3.8cm" svg:height="0.8cm" svg:x="2.2cm" svg:y="9.15cm">
          <text:p text:style-name="P3"><text:span text:style-name="T1">Main Switch</text:span></text:p>
          <draw:enhanced-geometry svg:viewBox="0 0 21600 21600" draw:mirror-horizontal="true" draw:type="line-callout-2" draw:modifiers="-66788.9502762431 60808.9887640449 -5384.78873239437 14939.3258426966 22.7308602999211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4" draw:layer="layout" svg:width="3.8cm" svg:height="0.8cm" svg:x="2.2cm" svg:y="10.35cm">
          <text:p text:style-name="P3"><text:span text:style-name="T1">Alarm LED</text:span></text:p>
          <draw:enhanced-geometry svg:viewBox="0 0 21600 21600" draw:mirror-horizontal="true" draw:type="line-callout-2" draw:modifiers="-48479.2423046567 47191.0112359551 -5384.78873239437 14939.3258426966 22.7308602999211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4" draw:layer="layout" svg:width="3.8cm" svg:height="1.6cm" svg:x="2.2cm" svg:y="15.25cm">
          <text:p text:style-name="P3"><text:span text:style-name="T1">Compressor</text:span></text:p>
          <text:p text:style-name="P3"><text:span text:style-name="T1">Button</text:span></text:p>
          <draw:enhanced-geometry svg:viewBox="0 0 21600 21600" draw:mirror-horizontal="true" draw:type="line-callout-2" draw:modifiers="-47410.8918705604 -33553.5290443473 -6060.16901408451 7933.04184884447 17.0481452249408 7474.32854465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4" draw:layer="layout" svg:width="3.8cm" svg:height="0.8cm" svg:x="2.2cm" svg:y="17.35cm">
          <text:p text:style-name="P3"><text:span text:style-name="T1">Fuse</text:span></text:p>
          <draw:enhanced-geometry svg:viewBox="0 0 21600 21600" draw:mirror-horizontal="true" draw:type="line-callout-2" draw:modifiers="-66982.1625887924 -102391.011235955 -5384.78873239437 14939.3258426966 17.0481452249408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4" draw:layer="layout" svg:width="3.8cm" svg:height="0.8cm" svg:x="2.2cm" svg:y="13.9cm">
          <text:p text:style-name="P3"><text:span text:style-name="T1">Display</text:span></text:p>
          <draw:enhanced-geometry svg:viewBox="0 0 21600 21600" draw:mirror-horizontal="true" draw:type="line-callout-2" draw:modifiers="-35551.0655090766 -45141.5730337079 -5384.78873239437 14939.3258426966 22.7308602999211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4" draw:layer="layout" svg:width="3.8cm" svg:height="0.8cm" svg:x="2.15cm" svg:y="5.95cm">
          <text:p text:style-name="P3"><text:span text:style-name="T1">Humidifier</text:span></text:p>
          <draw:enhanced-geometry svg:viewBox="0 0 21600 21600" draw:mirror-horizontal="true" draw:type="line-callout-2" draw:modifiers="-111955.169692186 140386.516853933 -5384.78873239437 14939.3258426966 22.7308602999211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4" draw:layer="layout" svg:width="3.8cm" svg:height="0.8cm" svg:x="2.2cm" svg:y="3.6cm">
          <text:p text:style-name="P3"><text:span text:style-name="T1">Flow Adjust</text:span></text:p>
          <draw:enhanced-geometry svg:viewBox="0 0 21600 21600" draw:mirror-horizontal="true" draw:type="line-callout-2" draw:modifiers="-120320.126282557 105680.898876404 -5384.78873239437 14939.3258426966 22.7308602999211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4" draw:layer="layout" svg:width="3.8cm" svg:height="0.8cm" svg:x="2.2cm" svg:y="2.45cm">
          <text:p text:style-name="P3"><text:span text:style-name="T1">Flow Meter</text:span></text:p>
          <draw:enhanced-geometry svg:viewBox="0 0 21600 21600" draw:mirror-horizontal="true" draw:type="line-callout-2" draw:modifiers="-111341.436464088 88260.6741573034 -5384.78873239437 14939.3258426966 22.7308602999211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4" draw:layer="layout" svg:width="3.8cm" svg:height="0.8cm" svg:x="2.2cm" svg:y="4.7cm">
          <text:p text:style-name="P3"><text:span text:style-name="T1">Oxygen Output</text:span></text:p>
          <draw:enhanced-geometry svg:viewBox="0 0 21600 21600" draw:mirror-horizontal="true" draw:type="line-callout-2" draw:modifiers="-112676.874506709 104116.853932584 -5384.78873239437 14939.3258426966 22.7308602999211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3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5.399cm" svg:height="10.149cm" svg:x="10.45cm" svg:y="8.25cm">
          <draw:image xlink:href="Pictures/10000201000007800000034721E1A37450C6833C.png" xlink:type="simple" xlink:show="embed" xlink:actuate="onLoad" draw:mime-type="image/png">
            <text:p/>
          </draw:image>
        </draw:frame>
        <draw:frame draw:style-name="gr13" draw:text-style-name="P2" draw:layer="layout" svg:width="5.249cm" svg:height="10.199cm" svg:x="17.2cm" svg:y="8.25cm">
          <draw:image xlink:href="Pictures/1000020100000780000003473125B71D3FB64E24.png" xlink:type="simple" xlink:show="embed" xlink:actuate="onLoad" draw:mime-type="image/png">
            <text:p/>
          </draw:image>
        </draw:frame>
        <draw:frame draw:style-name="gr14" draw:text-style-name="P2" draw:layer="layout" svg:width="5.399cm" svg:height="4.949cm" draw:transform="rotate (-3.14159265358979) translate (15.848cm 7.048cm)">
          <draw:image xlink:href="Pictures/1000020100000780000003476DC9B857FC647B0A.png" xlink:type="simple" xlink:show="embed" xlink:actuate="onLoad" draw:mime-type="image/png">
            <text:p/>
          </draw:image>
        </draw:frame>
        <draw:measure draw:style-name="gr15" draw:text-style-name="P6" draw:layer="measurelines" svg:x1="10.6cm" svg:y1="18.3cm" svg:x2="10.6cm" svg:y2="10cm">
          <text:p text:style-name="P5"><text:span text:style-name="T2"><text:measure text:kind="gap"/></text:span><text:span text:style-name="T2">820 </text:span><text:span text:style-name="T2"><text:measure text:kind="unit">mm</text:measure></text:span><text:span text:style-name="T2"><text:measure text:kind="gap"/></text:span></text:p>
        </draw:measure>
        <draw:measure draw:style-name="gr15" draw:text-style-name="P6" draw:layer="measurelines" svg:x1="10.65cm" svg:y1="6.95cm" svg:x2="10.65cm" svg:y2="2.8cm">
          <text:p text:style-name="P5"><text:span text:style-name="T2"><text:measure text:kind="gap"/></text:span><text:span text:style-name="T2">410 </text:span><text:span text:style-name="T2"><text:measure text:kind="unit">mm</text:measure></text:span><text:span text:style-name="T2"><text:measure text:kind="gap"/></text:span></text:p>
        </draw:measure>
        <draw:measure draw:style-name="gr15" draw:text-style-name="P6" draw:layer="measurelines" svg:x1="14.45cm" svg:y1="6.9cm" svg:x2="10.65cm" svg:y2="6.9cm">
          <text:p text:style-name="P5"><text:span text:style-name="T2"><text:measure text:kind="gap"/></text:span><text:span text:style-name="T2">370 </text:span><text:span text:style-name="T2"><text:measure text:kind="unit">mm</text:measure></text:span><text:span text:style-name="T2"><text:measure text:kind="gap"/></text:span></text:p>
        </draw:measure>
      </draw:page>
      <draw:page draw:name="page4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g>
          <draw:frame draw:style-name="gr16" draw:text-style-name="P7" draw:layer="layout" svg:width="17.833cm" svg:height="7.742cm" draw:transform="rotate (-1.5707963267949) translate (9.142cm 1.9cm)">
            <draw:image xlink:href="Pictures/1000020100000687000003182035B1806B128D79.png" xlink:type="simple" xlink:show="embed" xlink:actuate="onLoad" draw:mime-type="image/png">
              <text:p/>
            </draw:image>
          </draw:frame>
          <draw:frame draw:style-name="gr17" draw:text-style-name="P7" draw:layer="layout" svg:width="12.289cm" svg:height="5.805cm" draw:transform="rotate (-1.5707963267949) translate (14.25cm 7.511cm)">
            <draw:image xlink:href="Pictures/10000201000006870000031879070DF7A03E5E18.png" xlink:type="simple" xlink:show="embed" xlink:actuate="onLoad" draw:mime-type="image/png">
              <text:p/>
            </draw:image>
          </draw:frame>
        </draw:g>
        <draw:custom-shape draw:style-name="gr11" draw:text-style-name="P4" draw:layer="layout" svg:width="3.8cm" svg:height="0.8cm" svg:x="16.8cm" svg:y="2.5cm">
          <text:p text:style-name="P3"><text:span text:style-name="T1">End cap screws</text:span></text:p>
          <draw:enhanced-geometry svg:viewBox="0 0 21600 21600" draw:mirror-horizontal="true" draw:type="line-callout-2" draw:modifiers="-19929.2817679558 -14534.8314606742 -5384.78873239437 14939.3258426966 22.7308602999211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8" draw:text-style-name="P4" draw:layer="layout" svg:width="3.8cm" svg:height="2.5cm" svg:x="16.85cm" svg:y="3.95cm">
          <text:p text:style-name="P3"><text:span text:style-name="T1">End cap fittings</text:span></text:p>
          <text:p text:style-name="P3"><text:span text:style-name="T1">Elbow</text:span></text:p>
          <text:p text:style-name="P3"><text:span text:style-name="T1">Washers</text:span></text:p>
          <text:p text:style-name="P3"><text:span text:style-name="T1">Nut</text:span></text:p>
          <draw:enhanced-geometry svg:viewBox="0 0 21600 21600" draw:mirror-horizontal="true" draw:type="line-callout-2" draw:modifiers="-22685.3985793212 -2167.77289084366 -5336.06945540647 5402.29689493832 22.7308602999211 4776.0095961615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4" draw:layer="layout" svg:width="3.8cm" svg:height="0.8cm" svg:x="16.85cm" svg:y="6.85cm">
          <text:p text:style-name="P3"><text:span text:style-name="T1">End cap</text:span></text:p>
          <draw:enhanced-geometry svg:viewBox="0 0 21600 21600" draw:mirror-horizontal="true" draw:type="line-callout-2" draw:modifiers="-18252.8808208366 -44710.1123595506 -5384.78873239437 14939.3258426966 22.7308602999211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4" draw:layer="layout" svg:width="3.8cm" svg:height="0.8cm" svg:x="16.75cm" svg:y="8cm">
          <text:p text:style-name="P3"><text:span text:style-name="T1">Gasket</text:span></text:p>
          <draw:enhanced-geometry svg:viewBox="0 0 21600 21600" draw:mirror-horizontal="true" draw:type="line-callout-2" draw:modifiers="-18190.3709550118 4773.03370786517 -5384.78873239437 14939.3258426966 22.7308602999211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9" draw:text-style-name="P4" draw:layer="layout" svg:width="3.8cm" svg:height="1.35cm" svg:x="16.8cm" svg:y="9.1cm">
          <text:p text:style-name="P3"><text:span text:style-name="T1">Compression</text:span></text:p>
          <text:p text:style-name="P3"><text:span text:style-name="T1">spring</text:span></text:p>
          <draw:enhanced-geometry svg:viewBox="0 0 21600 21600" draw:mirror-horizontal="true" draw:type="line-callout-2" draw:modifiers="-23600.3157063931 1982.53145817913 -5767.95580110497 9033.30866025167 22.7308602999211 8841.4507772020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9" draw:text-style-name="P4" draw:layer="layout" svg:width="3.8cm" svg:height="1.35cm" svg:x="16.8cm" svg:y="10.75cm">
          <text:p text:style-name="P3"><text:span text:style-name="T1">Coarse filter</text:span></text:p>
          <text:p text:style-name="P3"><text:span text:style-name="T1">(drain cover)</text:span></text:p>
          <draw:enhanced-geometry svg:viewBox="0 0 21600 21600" draw:mirror-horizontal="true" draw:type="line-callout-2" draw:modifiers="-18411.9968429361 12294.8926720947 -6722.65193370166 9145.22575869726 22.7308602999211 8841.4507772020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9" draw:text-style-name="P4" draw:layer="layout" svg:width="3.8cm" svg:height="1.35cm" svg:x="16.8cm" svg:y="12.451cm">
          <text:p text:style-name="P3"><text:span text:style-name="T1">Fine filter</text:span></text:p>
          <text:p text:style-name="P3"><text:span text:style-name="T1">(felt pad)</text:span></text:p>
          <draw:enhanced-geometry svg:viewBox="0 0 21600 21600" draw:mirror-horizontal="true" draw:type="line-callout-2" draw:modifiers="-18662.0363062352 5052.25758697261 -6722.65193370166 9145.22575869726 22.7308602999211 8841.4507772020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0" draw:text-style-name="P7" draw:layer="layout" svg:width="17.902cm" svg:height="4.699cm" draw:transform="rotate (-1.5707963267949) translate (28.099cm 1.7cm)">
          <draw:image xlink:href="Pictures/10000201000007240000031821E90A32297C534E.png" xlink:type="simple" xlink:show="embed" xlink:actuate="onLoad" draw:mime-type="image/png">
            <text:p/>
          </draw:image>
        </draw:frame>
        <draw:custom-shape draw:style-name="gr19" draw:text-style-name="P4" draw:layer="layout" svg:width="3.8cm" svg:height="1.35cm" svg:x="16.8cm" svg:y="14.2cm">
          <text:p text:style-name="P3"><text:span text:style-name="T1">Sieve body</text:span></text:p>
          <text:p text:style-name="P3"><text:span text:style-name="T1">(extrusion)</text:span></text:p>
          <draw:enhanced-geometry svg:viewBox="0 0 21600 21600" draw:mirror-horizontal="true" draw:type="line-callout-2" draw:modifiers="-18792.7387529597 47980.458919319 -6722.65193370166 9145.22575869726 22.7308602999211 8841.4507772020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ool Mahidharia</meta:initial-creator>
    <meta:creation-date>2021-07-17T17:14:33.505717037</meta:creation-date>
    <dc:date>2021-07-19T19:11:48.263466148</dc:date>
    <dc:creator>Anool Mahidharia</dc:creator>
    <meta:editing-duration>PT39M45S</meta:editing-duration>
    <meta:editing-cycles>6</meta:editing-cycles>
    <meta:generator>LibreOffice/7.0.1.2$Linux_X86_64 LibreOffice_project/7cbcfc562f6eb6708b5ff7d7397325de9e764452</meta:generator>
    <meta:document-statistic meta:object-count="44"/>
  </office:meta>
</office:document-meta>
</file>